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.26 - алгоритм "крестики-нолики"</text:p>
      <text:p text:style-name="P1"/>
      <text:p text:style-name="P1">Пространственная сложность алгоритма - если алгоритму требуется больше памяти, чем есть в наличии - алгоритм бесполезен.</text:p>
      <text:p text:style-name="P1">Временная сложность - если алгоритму требуется больше времени, чем ему можно выделить, он бесполезен.</text:p>
      <text:p text:style-name="P1">Человеческая сложность - когда алгоритм становится слишком сложным и запутанным, в нем остается много ошибок, которые часто сложно найти и не сразу (иногда только после катастрофических проявлений), поэтому алгоритм работает не так, как задумано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5H41M47S</meta:editing-duration>
    <meta:editing-cycles>8</meta:editing-cycles>
    <meta:generator>OpenOffice/4.1.3$Win32 OpenOffice.org_project/413m1$Build-9783</meta:generator>
    <dc:date>2017-12-05T22:42:38.98</dc:date>
    <meta:document-statistic meta:table-count="0" meta:image-count="0" meta:object-count="0" meta:page-count="1" meta:paragraph-count="4" meta:word-count="68" meta:character-count="502"/>
    <meta:user-defined meta:name="Info 1"/>
    <meta:user-defined meta:name="Info 2"/>
    <meta:user-defined meta:name="Info 3"/>
    <meta:user-defined meta:name="Info 4"/>
  </office:meta>
</office:document-meta>
</file>